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ctPhraseScorer.ExactPhraseScorer( Weight weight , TermPositions [ ] tps , int [ ] offsets , Similarity similarity , byte [ ] no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PhraseScorer.phraseFreq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